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style-name="ce1" office:value-type="string" calcext:value-type="string">
            <text:p>Testing different k, numiters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numiter</text:p>
          </table:table-cell>
          <table:table-cell office:value-type="string" calcext:value-type="string">
            <text:p>pos sample acc.</text:p>
          </table:table-cell>
          <table:table-cell office:value-type="string" calcext:value-type="string">
            <text:p>neg sample acc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0.918367346938775" calcext:value-type="float">
            <text:p>0.918367346938775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979591836734694" calcext:value-type="float">
            <text:p>0.979591836734694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979591836734694" calcext:value-type="float">
            <text:p>0.979591836734694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857142857142857" calcext:value-type="float">
            <text:p>0.857142857142857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0.938775510204082" calcext:value-type="float">
            <text:p>0.938775510204082</text:p>
          </table:table-cell>
          <table:table-cell table:style-name="ce2" office:value-type="float" office:value="0.84" calcext:value-type="float">
            <text:p>0.84</text:p>
          </table:table-cell>
          <table:table-cell/>
        </table:table-row>
        <table:table-row table:style-name="ro1">
          <table:table-cell table:number-columns-repeated="5"/>
          <table:table-cell table:formula="of:=AVERAGE([.F7:.F11])" office:value-type="float" office:value="0.93469387755102" calcext:value-type="float">
            <text:p>0.93469387755102</text:p>
          </table:table-cell>
          <table:table-cell table:formula="of:=AVERAGE([.G7:.G11])" office:value-type="float" office:value="0.864" calcext:value-type="float">
            <text:p>0.864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755102040816326" calcext:value-type="float">
            <text:p>0.755102040816326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877551020408163" calcext:value-type="float">
            <text:p>0.877551020408163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816326530612245" calcext:value-type="float">
            <text:p>0.816326530612245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938775510204082" calcext:value-type="float">
            <text:p>0.9387755102040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0.755102040816326" calcext:value-type="float">
            <text:p>0.755102040816326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formula="of:=AVERAGE([.F15:.F19])" office:value-type="float" office:value="0.828571428571429" calcext:value-type="float">
            <text:p>0.828571428571429</text:p>
          </table:table-cell>
          <table:table-cell table:formula="of:=AVERAGE([.G15:.G19])" office:value-type="float" office:value="0.972" calcext:value-type="float">
            <text:p>0.97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0.755102040816326" calcext:value-type="float">
            <text:p>0.755102040816326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55102040816326" calcext:value-type="float">
            <text:p>0.7551020408163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551020408163265" calcext:value-type="float">
            <text:p>0.5510204081632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95918367346939" calcext:value-type="float">
            <text:p>0.7959183673469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0.693877551020408" calcext:value-type="float">
            <text:p>0.693877551020408</text:p>
          </table:table-cell>
          <table:table-cell table:style-name="ce2" office:value-type="float" office:value="0.98" calcext:value-type="float">
            <text:p>0.98</text:p>
          </table:table-cell>
          <table:table-cell/>
        </table:table-row>
        <table:table-row table:style-name="ro1">
          <table:table-cell table:number-columns-repeated="5"/>
          <table:table-cell table:formula="of:=AVERAGE([.F22:.F26])" office:value-type="float" office:value="0.710204081632653" calcext:value-type="float">
            <text:p>0.710204081632653</text:p>
          </table:table-cell>
          <table:table-cell table:formula="of:=AVERAGE([.G22:.G26])" office:value-type="float" office:value="0.988" calcext:value-type="float">
            <text:p>0.988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0.938775510204082" calcext:value-type="float">
            <text:p>0.938775510204082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918367346938775" calcext:value-type="float">
            <text:p>0.918367346938775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938775510204082" calcext:value-type="float">
            <text:p>0.938775510204082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938775510204082" calcext:value-type="float">
            <text:p>0.938775510204082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0.897959183673469" calcext:value-type="float">
            <text:p>0.897959183673469</text:p>
          </table:table-cell>
          <table:table-cell table:style-name="ce2" office:value-type="float" office:value="0.86" calcext:value-type="float">
            <text:p>0.86</text:p>
          </table:table-cell>
          <table:table-cell/>
        </table:table-row>
        <table:table-row table:style-name="ro1">
          <table:table-cell table:number-columns-repeated="5"/>
          <table:table-cell table:formula="of:=AVERAGE([.F30:.F34])" office:value-type="float" office:value="0.926530612244898" calcext:value-type="float">
            <text:p>0.926530612244898</text:p>
          </table:table-cell>
          <table:table-cell table:formula="of:=AVERAGE([.G30:.G34])" office:value-type="float" office:value="0.92" calcext:value-type="float">
            <text:p>0.92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938775510204082" calcext:value-type="float">
            <text:p>0.938775510204082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877551020408163" calcext:value-type="float">
            <text:p>0.877551020408163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938775510204082" calcext:value-type="float">
            <text:p>0.938775510204082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897959183673469" calcext:value-type="float">
            <text:p>0.897959183673469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0.918367346938775" calcext:value-type="float">
            <text:p>0.918367346938775</text:p>
          </table:table-cell>
          <table:table-cell table:style-name="ce2" office:value-type="float" office:value="0.96" calcext:value-type="float">
            <text:p>0.96</text:p>
          </table:table-cell>
          <table:table-cell/>
        </table:table-row>
        <table:table-row table:style-name="ro1">
          <table:table-cell table:number-columns-repeated="5"/>
          <table:table-cell table:formula="of:=AVERAGE([.F38:.F42])" office:value-type="float" office:value="0.914285714285714" calcext:value-type="float">
            <text:p>0.914285714285714</text:p>
          </table:table-cell>
          <table:table-cell table:formula="of:=AVERAGE([.G38:.G42])" office:value-type="float" office:value="0.924" calcext:value-type="float">
            <text:p>0.92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office:value-type="float" office:value="0.918367346938775" calcext:value-type="float">
            <text:p>0.918367346938775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918367346938775" calcext:value-type="float">
            <text:p>0.918367346938775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938775510204082" calcext:value-type="float">
            <text:p>0.938775510204082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897959183673469" calcext:value-type="float">
            <text:p>0.897959183673469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0.816326530612245" calcext:value-type="float">
            <text:p>0.816326530612245</text:p>
          </table:table-cell>
          <table:table-cell table:style-name="ce2" office:value-type="float" office:value="0.92" calcext:value-type="float">
            <text:p>0.92</text:p>
          </table:table-cell>
          <table:table-cell/>
        </table:table-row>
        <table:table-row table:style-name="ro1">
          <table:table-cell table:number-columns-repeated="5"/>
          <table:table-cell table:formula="of:=AVERAGE([.F45:.F49])" office:value-type="float" office:value="0.89795918367347" calcext:value-type="float">
            <text:p>0.89795918367347</text:p>
          </table:table-cell>
          <table:table-cell table:formula="of:=AVERAGE([.G45:.G49])" office:value-type="float" office:value="0.948" calcext:value-type="float">
            <text:p>0.948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Testing different HoG techniques</text:p>
          </table:table-cell>
          <table:table-cell table:number-columns-repeated="2"/>
          <table:table-cell office:value-type="string" calcext:value-type="string">
            <text:p>Degree Range</text:p>
          </table:table-cell>
          <table:table-cell office:value-type="string" calcext:value-type="string">
            <text:p>Magnitude?</text:p>
          </table:table-cell>
          <table:table-cell office:value-type="string" calcext:value-type="string">
            <text:p>Proportion?</text:p>
          </table:table-cell>
          <table:table-cell office:value-type="string" calcext:value-type="string">
            <text:p>pos sample acc.</text:p>
          </table:table-cell>
          <table:table-cell office:value-type="string" calcext:value-type="string">
            <text:p>neg sample a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[0°,360°]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938775510204082" calcext:value-type="float">
            <text:p>0.93877551020408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table:number-columns-repeated="6"/>
          <table:table-cell office:value-type="float" office:value="0.857142857142857" calcext:value-type="float">
            <text:p>0.857142857142857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table:number-columns-repeated="6"/>
          <table:table-cell office:value-type="float" office:value="0.938775510204082" calcext:value-type="float">
            <text:p>0.93877551020408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table:number-columns-repeated="6"/>
          <table:table-cell office:value-type="float" office:value="0.897959183673469" calcext:value-type="float">
            <text:p>0.89795918367346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table:number-columns-repeated="6"/>
          <table:table-cell table:style-name="ce2" office:value-type="float" office:value="0.979591836734694" calcext:value-type="float">
            <text:p>0.979591836734694</text:p>
          </table:table-cell>
          <table:table-cell table:style-name="ce2" office:value-type="float" office:value="0.92" calcext:value-type="float">
            <text:p>0.92</text:p>
          </table:table-cell>
        </table:table-row>
        <table:table-row table:style-name="ro1">
          <table:table-cell table:number-columns-repeated="6"/>
          <table:table-cell table:formula="of:=AVERAGE([.G55:.G59])" office:value-type="float" office:value="0.922448979591837" calcext:value-type="float">
            <text:p>0.922448979591837</text:p>
          </table:table-cell>
          <table:table-cell table:formula="of:=AVERAGE([.H55:.H59])" office:value-type="float" office:value="0.956" calcext:value-type="float">
            <text:p>0.95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[0°,360°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.816326530612245" calcext:value-type="float">
            <text:p>0.81632653061224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6"/>
          <table:table-cell office:value-type="float" office:value="0.877551020408163" calcext:value-type="float">
            <text:p>0.87755102040816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6"/>
          <table:table-cell office:value-type="float" office:value="0.857142857142857" calcext:value-type="float">
            <text:p>0.857142857142857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table:number-columns-repeated="6"/>
          <table:table-cell office:value-type="float" office:value="0.938775510204082" calcext:value-type="float">
            <text:p>0.93877551020408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6"/>
          <table:table-cell table:style-name="ce2" office:value-type="float" office:value="0.938775510204082" calcext:value-type="float">
            <text:p>0.938775510204082</text:p>
          </table:table-cell>
          <table:table-cell table:style-name="ce2" office:value-type="float" office:value="0.92" calcext:value-type="float">
            <text:p>0.92</text:p>
          </table:table-cell>
        </table:table-row>
        <table:table-row table:style-name="ro1">
          <table:table-cell table:number-columns-repeated="6"/>
          <table:table-cell table:formula="of:=AVERAGE([.G62:.G66])" office:value-type="float" office:value="0.885714285714286" calcext:value-type="float">
            <text:p>0.885714285714286</text:p>
          </table:table-cell>
          <table:table-cell table:formula="of:=AVERAGE([.H62:.H66])" office:value-type="float" office:value="0.916" calcext:value-type="float">
            <text:p>0.91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[0°,360°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918367346938775" calcext:value-type="float">
            <text:p>0.918367346938775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table:number-columns-repeated="6"/>
          <table:table-cell office:value-type="float" office:value="0.816326530612245" calcext:value-type="float">
            <text:p>0.816326530612245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table:number-columns-repeated="6"/>
          <table:table-cell office:value-type="float" office:value="0.857142857142857" calcext:value-type="float">
            <text:p>0.857142857142857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table:number-columns-repeated="6"/>
          <table:table-cell office:value-type="float" office:value="0.897959183673469" calcext:value-type="float">
            <text:p>0.89795918367346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6"/>
          <table:table-cell table:style-name="ce2" office:value-type="float" office:value="0.897959183673469" calcext:value-type="float">
            <text:p>0.897959183673469</text:p>
          </table:table-cell>
          <table:table-cell table:style-name="ce2" office:value-type="float" office:value="0.78" calcext:value-type="float">
            <text:p>0.78</text:p>
          </table:table-cell>
        </table:table-row>
        <table:table-row table:style-name="ro1">
          <table:table-cell table:number-columns-repeated="6"/>
          <table:table-cell table:formula="of:=AVERAGE([.G69:.G73])" office:value-type="float" office:value="0.877551020408163" calcext:value-type="float">
            <text:p>0.877551020408163</text:p>
          </table:table-cell>
          <table:table-cell table:formula="of:=AVERAGE([.H69:.H73])" office:value-type="float" office:value="0.748" calcext:value-type="float">
            <text:p>0.74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[0°,360°]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table:number-columns-repeated="6"/>
          <table:table-cell office:value-type="float" office:value="0.897959183673469" calcext:value-type="float">
            <text:p>0.89795918367346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6"/>
          <table:table-cell office:value-type="float" office:value="0.918367346938775" calcext:value-type="float">
            <text:p>0.91836734693877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table:number-columns-repeated="6"/>
          <table:table-cell office:value-type="float" office:value="0.795918367346939" calcext:value-type="float">
            <text:p>0.79591836734693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table:number-columns-repeated="6"/>
          <table:table-cell table:style-name="ce2" office:value-type="float" office:value="0.918367346938775" calcext:value-type="float">
            <text:p>0.918367346938775</text:p>
          </table:table-cell>
          <table:table-cell table:style-name="ce2" office:value-type="float" office:value="0.76" calcext:value-type="float">
            <text:p>0.76</text:p>
          </table:table-cell>
        </table:table-row>
        <table:table-row table:style-name="ro1">
          <table:table-cell table:number-columns-repeated="6"/>
          <table:table-cell table:formula="of:=AVERAGE([.G76:.G80])" office:value-type="float" office:value="0.877551020408163" calcext:value-type="float">
            <text:p>0.877551020408163</text:p>
          </table:table-cell>
          <table:table-cell table:formula="of:=AVERAGE([.H76:.H80])" office:value-type="float" office:value="0.796" calcext:value-type="float">
            <text:p>0.79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[0°,180°]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938775510204082" calcext:value-type="float">
            <text:p>0.938775510204082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table:number-columns-repeated="6"/>
          <table:table-cell office:value-type="float" office:value="0.897959183673469" calcext:value-type="float">
            <text:p>0.89795918367346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table:number-columns-repeated="6"/>
          <table:table-cell table:style-name="ce2" office:value-type="float" office:value="0.979591836734694" calcext:value-type="float">
            <text:p>0.979591836734694</text:p>
          </table:table-cell>
          <table:table-cell table:style-name="ce2" office:value-type="float" office:value="0.96" calcext:value-type="float">
            <text:p>0.96</text:p>
          </table:table-cell>
        </table:table-row>
        <table:table-row table:style-name="ro1">
          <table:table-cell table:number-columns-repeated="6"/>
          <table:table-cell table:formula="of:=AVERAGE([.G83:.G87])" office:value-type="float" office:value="0.963265306122449" calcext:value-type="float">
            <text:p>0.963265306122449</text:p>
          </table:table-cell>
          <table:table-cell table:formula="of:=AVERAGE([.H83:.H87])" office:value-type="float" office:value="0.944" calcext:value-type="float">
            <text:p>0.94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[0°,180°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table:number-columns-repeated="6"/>
          <table:table-cell office:value-type="float" office:value="0.979591836734694" calcext:value-type="float">
            <text:p>0.97959183673469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table:number-columns-repeated="6"/>
          <table:table-cell office:value-type="float" office:value="0.959183673469388" calcext:value-type="float">
            <text:p>0.959183673469388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table:number-columns-repeated="6"/>
          <table:table-cell table:style-name="ce2" office:value-type="float" office:value="0.897959183673469" calcext:value-type="float">
            <text:p>0.897959183673469</text:p>
          </table:table-cell>
          <table:table-cell table:style-name="ce2" office:value-type="float" office:value="0.96" calcext:value-type="float">
            <text:p>0.96</text:p>
          </table:table-cell>
        </table:table-row>
        <table:table-row table:style-name="ro1">
          <table:table-cell table:number-columns-repeated="6"/>
          <table:table-cell table:formula="of:=AVERAGE([.G90:.G94])" office:value-type="float" office:value="0.963265306122449" calcext:value-type="float">
            <text:p>0.963265306122449</text:p>
          </table:table-cell>
          <table:table-cell table:formula="of:=AVERAGE([.H90:.H94])" office:value-type="float" office:value="0.936" calcext:value-type="float">
            <text:p>0.93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[0°,180°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775510204081633" calcext:value-type="float">
            <text:p>0.77551020408163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6"/>
          <table:table-cell office:value-type="float" office:value="0.755102040816326" calcext:value-type="float">
            <text:p>0.75510204081632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6"/>
          <table:table-cell office:value-type="float" office:value="0.693877551020408" calcext:value-type="float">
            <text:p>0.69387755102040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table:number-columns-repeated="6"/>
          <table:table-cell office:value-type="float" office:value="0.857142857142857" calcext:value-type="float">
            <text:p>0.85714285714285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6"/>
          <table:table-cell table:style-name="ce2" office:value-type="float" office:value="0.63265306122449" calcext:value-type="float">
            <text:p>0.63265306122449</text:p>
          </table:table-cell>
          <table:table-cell table:style-name="ce2" office:value-type="float" office:value="0.58" calcext:value-type="float">
            <text:p>0.58</text:p>
          </table:table-cell>
        </table:table-row>
        <table:table-row table:style-name="ro1">
          <table:table-cell table:number-columns-repeated="6"/>
          <table:table-cell table:formula="of:=AVERAGE([.G97:.G101])" office:value-type="float" office:value="0.742857142857143" calcext:value-type="float">
            <text:p>0.742857142857143</text:p>
          </table:table-cell>
          <table:table-cell table:formula="of:=AVERAGE([.H97:.H101])" office:value-type="float" office:value="0.6" calcext:value-type="float">
            <text:p>0.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[0°,180°]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877551020408163" calcext:value-type="float">
            <text:p>0.87755102040816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6"/>
          <table:table-cell office:value-type="float" office:value="0.897959183673469" calcext:value-type="float">
            <text:p>0.89795918367346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table:number-columns-repeated="6"/>
          <table:table-cell office:value-type="float" office:value="0.653061224489796" calcext:value-type="float">
            <text:p>0.65306122448979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6"/>
          <table:table-cell office:value-type="float" office:value="0.816326530612245" calcext:value-type="float">
            <text:p>0.81632653061224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6"/>
          <table:table-cell table:style-name="ce2" office:value-type="float" office:value="0.693877551020408" calcext:value-type="float">
            <text:p>0.693877551020408</text:p>
          </table:table-cell>
          <table:table-cell table:style-name="ce2" office:value-type="float" office:value="0.7" calcext:value-type="float">
            <text:p>0.7</text:p>
          </table:table-cell>
        </table:table-row>
        <table:table-row table:style-name="ro1">
          <table:table-cell table:number-columns-repeated="6"/>
          <table:table-cell table:formula="of:=AVERAGE([.G104:.G108])" office:value-type="float" office:value="0.787755102040816" calcext:value-type="float">
            <text:p>0.787755102040816</text:p>
          </table:table-cell>
          <table:table-cell table:formula="of:=AVERAGE([.H104:.H108])" office:value-type="float" office:value="0.752" calcext:value-type="float">
            <text:p>0.7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1T16:32:50.050772556</meta:creation-date>
    <dc:date>2021-12-12T10:37:16.957200387</dc:date>
    <meta:editing-duration>PT17H21M44S</meta:editing-duration>
    <meta:editing-cycles>5</meta:editing-cycles>
    <meta:generator>LibreOffice/6.4.7.2$Linux_X86_64 LibreOffice_project/40$Build-2</meta:generator>
    <meta:document-statistic meta:table-count="1" meta:cell-count="215" meta:object-count="0"/>
  </office:meta>
</office:document-meta>
</file>